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F000003EBC03FBB9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draw:marker-end="Arrow" draw:marker-end-width="0.3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6" draw:layer="layout" svg:width="3cm" svg:height="2cm" svg:x="1cm" svg:y="6.5cm">
          <text:p text:style-name="P1">Login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3cm" svg:height="2cm" svg:x="5.1cm" svg:y="6.5cm">
          <text:p text:style-name="P1">Auth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3cm" svg:height="2cm" svg:x="9.7cm" svg:y="8.5cm">
          <text:p text:style-name="P1">admin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3cm" svg:height="2cm" svg:x="9.7cm" svg:y="4.5cm">
          <text:p text:style-name="P1">user</text:p>
          <draw:enhanced-geometry svg:viewBox="0 0 21600 21600" draw:type="rectangle" draw:enhanced-path="M 0 0 L 21600 0 21600 21600 0 21600 0 0 Z N"/>
        </draw:custom-shape>
        <draw:frame draw:style-name="gr2" draw:text-style-name="P2" draw:id="id5" draw:layer="layout" svg:width="3cm" svg:height="4.5cm" svg:x="1cm" svg:y="10cm">
          <draw:image xlink:href="Pictures/10000201000002CF000003EBC03FBB9D.png" xlink:type="simple" xlink:show="embed" xlink:actuate="onLoad">
            <text:p/>
          </draw:image>
        </draw:frame>
        <draw:custom-shape draw:style-name="gr1" draw:text-style-name="P2" draw:layer="layout" svg:width="3.5cm" svg:height="2cm" svg:x="4.8cm" svg:y="2.2cm">
          <text:p text:style-name="P1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2" draw:layer="layout" svg:width="2cm" svg:height="0.5cm" draw:transform="rotate (1.571145392645) translate (6.401cm 6.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2" draw:id="id4" draw:layer="layout" svg:width="3cm" svg:height="2cm" svg:x="14.3cm" svg:y="6.5cm">
          <text:p text:style-name="P1">Page</text:p>
          <text:p text:style-name="P1">Gen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8.1cm" svg:y1="7.5cm" svg:x2="9.7cm" svg:y2="9.5cm" draw:start-shape="id1" draw:start-glue-point="1" draw:end-shape="id2" draw:end-glue-point="3">
          <text:p/>
        </draw:connector>
        <draw:connector draw:style-name="gr4" draw:text-style-name="P2" draw:layer="layout" draw:type="line" svg:x1="8.1cm" svg:y1="7.5cm" svg:x2="9.7cm" svg:y2="5.5cm" draw:start-shape="id1" draw:start-glue-point="1" draw:end-shape="id3" draw:end-glue-point="3">
          <text:p/>
        </draw:connector>
        <draw:connector draw:style-name="gr4" draw:text-style-name="P2" draw:layer="layout" draw:type="line" svg:x1="12.7cm" svg:y1="5.5cm" svg:x2="14.3cm" svg:y2="7.5cm" draw:start-shape="id3" draw:start-glue-point="1" draw:end-shape="id4" draw:end-glue-point="3">
          <text:p/>
        </draw:connector>
        <draw:connector draw:style-name="gr4" draw:text-style-name="P2" draw:layer="layout" draw:type="line" svg:x1="12.7cm" svg:y1="9.5cm" svg:x2="14.3cm" svg:y2="7.5cm" draw:start-shape="id2" draw:start-glue-point="1" draw:end-shape="id4" draw:end-glue-point="3">
          <text:p/>
        </draw:connector>
        <draw:connector draw:style-name="gr4" draw:text-style-name="P2" draw:layer="layout" draw:type="line" svg:x1="2.5cm" svg:y1="10cm" svg:x2="2.5cm" svg:y2="8.5cm" draw:start-shape="id5" draw:start-glue-point="0" draw:end-shape="id6" draw:end-glue-point="2">
          <text:p/>
        </draw:connector>
        <draw:connector draw:style-name="gr4" draw:text-style-name="P2" draw:layer="layout" draw:type="line" svg:x1="4cm" svg:y1="7.5cm" svg:x2="5.1cm" svg:y2="7.5cm" draw:start-shape="id6" draw:start-glue-point="1" draw:end-shape="id1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it" fo:country="IT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creation-date>2008-03-30T18:37:09</meta:creation-date>
    <dc:date>2008-03-30T23:23:40</dc:date>
    <dc:language>it-IT</dc:language>
    <meta:editing-cycles>4</meta:editing-cycles>
    <meta:editing-duration>PT51M56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